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0.19pt" fo:break-before="auto" style:use-optimal-row-height="true"/>
    </style:style>
    <style:style style:name="ro3" style:family="table-row">
      <style:table-row-properties style:row-height="125.21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ldApp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ccion</text:p>
          </table:table-cell>
        </table:table-row>
        <table:table-row table:style-name="ro2">
          <table:table-cell table:number-columns-repeated="2"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 Existe</text:p>
          </table:table-cell>
          <table:table-cell/>
          <table:table-cell office:value-type="string" calcext:value-type="string">
            <text:p>- Si NS es 301 y APP tambien toca revisar si la redireccion que arroja es al archivo</text:p>
            <text:p>- Si la redireccion es al archivo si este hace una redireccion se debe dejar la del NS</text:p>
          </table:table-cell>
        </table:table-row>
        <table:table-row table:style-name="ro3">
          <table:table-cell table:number-columns-repeated="2"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 Existe</text:p>
          </table:table-cell>
          <table:table-cell/>
          <table:table-cell office:value-type="string" calcext:value-type="string">
            <text:p>- Si el NS arroja 301 y la app arroja 301 y la redireccion es a un articulo de archivo que responde 200 se deja la aplicacion</text:p>
          </table:table-cell>
        </table:table-row>
        <table:table-row table:style-name="ro4"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xiste Id a otro articulo</text:p>
          </table:table-cell>
          <table:table-cell/>
          <table:table-cell office:value-type="string" calcext:value-type="string">
            <text:p>-Colocar en Page_Slugs la asociacion al articulo original</text:p>
          </table:table-cell>
        </table:table-row>
        <table:table-row table:style-name="ro5"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 Existe</text:p>
          </table:table-cell>
          <table:table-cell office:value-type="string" calcext:value-type="string">
            <text:p>Arroja resultado a la nueva aplicacion en una seccion equivocada</text:p>
          </table:table-cell>
          <table:table-cell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30:05.757308927</meta:creation-date>
    <dc:date>2018-04-18T16:30:30.970066861</dc:date>
    <meta:editing-duration>PT25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